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co19" style:family="table-column">
      <style:table-column-properties fo:break-before="auto" style:column-width="2.32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/>
    <style:style style:name="ce52" style:family="table-cell" style:parent-style-name="Default" style:data-style-name="N1"/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021" table:default-cell-style-name="ce28"/>
        <table:table-column table:style-name="co5" table:number-columns-repeated="15360"/>
        <table:table-row table:style-name="ro1">
          <table:table-cell table:style-name="ce18" office:value-type="string" calcext:value-type="string">
            <text:p>Description:</text:p>
          </table:table-cell>
          <table:table-cell table:style-name="ce18" office:value-type="string" calcext:value-type="string">
            <text:p>E coli model with 10 reactions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table:number-columns-repeated="3"/>
          <table:table-cell table:number-columns-repeated="1021"/>
        </table:table-row>
        <table:table-row table:style-name="ro1">
          <table:table-cell table:style-name="ce18" office:value-type="string" calcext:value-type="string">
            <text:p>Units: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Km</text:p>
          </table:table-cell>
          <table:table-cell table:style-name="ce18" office:value-type="string" calcext:value-type="string">
            <text:p>g/L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kcat</text:p>
          </table:table-cell>
          <table:table-cell table:style-name="ce18" office:value-type="string" calcext:value-type="string">
            <text:p>1/h</text:p>
          </table:table-cell>
          <table:table-cell table:style-name="ce18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rho</text:p>
          </table:table-cell>
          <table:table-cell table:style-name="ce18" office:value-type="string" calcext:value-type="string">
            <text:p>g/L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table:number-columns-repeated="3"/>
          <table:table-cell table:number-columns-repeated="1021"/>
        </table:table-row>
        <table:table-row table:style-name="ro1">
          <table:table-cell table:style-name="ce18" office:value-type="string" calcext:value-type="string">
            <text:p>Sheets: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KA</text:p>
          </table:table-cell>
          <table:table-cell table:style-name="ce18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kcat</text:p>
          </table:table-cell>
          <table:table-cell table:style-name="ce18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 calcext:value-type="string">
            <text:p>conditions</text:p>
          </table:table-cell>
          <table:table-cell table:style-name="ce18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number-columns-repeated="6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4" table:number-columns-repeated="1002" table:default-cell-style-name="ce28"/>
        <table:table-column table:style-name="co12" table:number-columns-repeated="3" table:default-cell-style-name="ce28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28"/>
        <table:table-column table:style-name="co7" table:default-cell-style-name="ce28"/>
        <table:table-column table:style-name="co8" table:number-columns-repeated="6" table:default-cell-style-name="ce28"/>
        <table:table-column table:style-name="co4" table:number-columns-repeated="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4" table:number-columns-repeated="1003" table:default-cell-style-name="ce28"/>
        <table:table-column table:style-name="co12" table:number-columns-repeated="7" table:default-cell-style-name="ce28"/>
        <table:table-column table:style-name="co12" table:number-columns-repeated="5" table:default-cell-style-name="Default"/>
        <table:table-column table:style-name="co5" table:number-columns-repeated="15346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Default" table:number-columns-repeated="8"/>
          <table:table-cell table:number-columns-repeated="15351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5" table:style-name="ce42" office:value-type="float" office:value="0" calcext:value-type="float">
            <text:p>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31" calcext:value-type="float">
            <text:p>3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4" office:value-type="string" calcext:value-type="string">
            <text:p>LIP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TC</text:p>
          </table:table-cell>
          <table:table-cell table:number-columns-repeated="12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11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60"/>
        </table:table-row>
        <table:table-row table:style-name="ro1" table:number-rows-repeated="3">
          <table:table-cell table:style-name="ce41" table:number-columns-repeated="24"/>
          <table:table-cell table:number-columns-repeated="1636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49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style-name="Default" table:number-columns-repeated="15359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3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61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61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41" table:number-columns-repeated="23"/>
          <table:table-cell table:number-columns-repeated="16361"/>
        </table:table-row>
        <table:table-row table:style-name="ro1" table:number-rows-repeated="2">
          <table:table-cell table:style-name="ce28" table:number-columns-repeated="21"/>
          <table:table-cell table:style-name="ce41" table:number-columns-repeated="2"/>
          <table:table-cell table:number-columns-repeated="16361"/>
        </table:table-row>
        <table:table-row table:style-name="ro1" table:number-rows-repeated="3">
          <table:table-cell table:style-name="ce28" table:number-columns-repeated="21"/>
          <table:table-cell table:number-columns-repeated="1636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9" table:default-cell-style-name="ce32"/>
        <table:table-column table:style-name="co8" table:number-columns-repeated="6" table:default-cell-style-name="ce32"/>
        <table:table-column table:style-name="co4" table:number-columns-repeated="12" table:default-cell-style-name="ce32"/>
        <table:table-column table:style-name="co4" table:number-columns-repeated="1000" table:default-cell-style-name="ce28"/>
        <table:table-column table:style-name="co12" table:number-columns-repeated="7" table:default-cell-style-name="ce28"/>
        <table:table-column table:style-name="co6" table:default-cell-style-name="ce28"/>
        <table:table-column table:style-name="co6" table:number-columns-repeated="5" table:default-cell-style-name="Default"/>
        <table:table-column table:style-name="co5" table:number-columns-repeated="15351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Default" table:number-columns-repeated="3"/>
          <table:table-cell table:number-columns-repeated="15356"/>
        </table:table-row>
        <table:table-row table:style-name="ro1">
          <table:table-cell office:value-type="string" calcext:value-type="string">
            <text:p>kcat_f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2000" calcext:value-type="float">
            <text:p>12000</text:p>
          </table:table-cell>
          <table:table-cell table:style-name="ce52" office:value-type="float" office:value="600" calcext:value-type="float">
            <text:p>6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kcat_b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" table:style-name="ce52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79" table:default-cell-style-name="ce28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2" office:value-type="float" office:value="340" calcext:value-type="float">
            <text:p>340</text:p>
          </table:table-cell>
          <table:table-cell table:number-columns-repeated="11" office:value-type="float" office:value="340" calcext:value-type="float">
            <text:p>340</text:p>
          </table:table-cell>
          <table:table-cell table:number-columns-repeated="16347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0.8" calcext:value-type="float">
            <text:p>0.8</text:p>
          </table:table-cell>
          <table:table-cell table:formula="of:=[.B3]/1.1" office:value-type="float" office:value="0.727272727272727" calcext:value-type="float">
            <text:p>0.727272727272727</text:p>
          </table:table-cell>
          <table:table-cell table:formula="of:=[.C3]/1.1" office:value-type="float" office:value="0.661157024793388" calcext:value-type="float">
            <text:p>0.661157024793388</text:p>
          </table:table-cell>
          <table:table-cell table:formula="of:=[.D3]/1.1" office:value-type="float" office:value="0.601051840721262" calcext:value-type="float">
            <text:p>0.601051840721262</text:p>
          </table:table-cell>
          <table:table-cell table:style-name="ce32" table:formula="of:=[.E3]/1.1" office:value-type="float" office:value="0.546410764292057" calcext:value-type="float">
            <text:p>0.546410764292057</text:p>
          </table:table-cell>
          <table:table-cell table:style-name="ce32" table:formula="of:=[.F3]/1.1" office:value-type="float" office:value="0.496737058447324" calcext:value-type="float">
            <text:p>0.496737058447324</text:p>
          </table:table-cell>
          <table:table-cell table:style-name="ce32" table:formula="of:=[.G3]/1.1" office:value-type="float" office:value="0.451579144043022" calcext:value-type="float">
            <text:p>0.451579144043022</text:p>
          </table:table-cell>
          <table:table-cell table:style-name="ce32" table:formula="of:=[.H3]/1.1" office:value-type="float" office:value="0.410526494584565" calcext:value-type="float">
            <text:p>0.410526494584565</text:p>
          </table:table-cell>
          <table:table-cell table:style-name="ce32" table:formula="of:=[.I3]/1.1" office:value-type="float" office:value="0.373205904167787" calcext:value-type="float">
            <text:p>0.373205904167787</text:p>
          </table:table-cell>
          <table:table-cell table:style-name="ce32" table:formula="of:=[.J3]/1.1" office:value-type="float" office:value="0.339278094697988" calcext:value-type="float">
            <text:p>0.339278094697988</text:p>
          </table:table-cell>
          <table:table-cell table:style-name="ce32" table:formula="of:=[.K3]/1.1" office:value-type="float" office:value="0.308434631543625" calcext:value-type="float">
            <text:p>0.308434631543625</text:p>
          </table:table-cell>
          <table:table-cell table:style-name="ce32" table:formula="of:=[.L3]/1.1" office:value-type="float" office:value="0.280395119585114" calcext:value-type="float">
            <text:p>0.280395119585114</text:p>
          </table:table-cell>
          <table:table-cell table:style-name="ce32" table:formula="of:=[.M3]/1.1" office:value-type="float" office:value="0.254904654168285" calcext:value-type="float">
            <text:p>0.254904654168285</text:p>
          </table:table-cell>
          <table:table-cell table:style-name="ce32" table:formula="of:=[.N3]/1.1" office:value-type="float" office:value="0.23173150378935" calcext:value-type="float">
            <text:p>0.23173150378935</text:p>
          </table:table-cell>
          <table:table-cell table:style-name="ce32" table:formula="of:=[.O3]/1.1" office:value-type="float" office:value="0.210665003444864" calcext:value-type="float">
            <text:p>0.210665003444864</text:p>
          </table:table-cell>
          <table:table-cell table:style-name="ce32" table:formula="of:=[.P3]/1.1" office:value-type="float" office:value="0.191513639495331" calcext:value-type="float">
            <text:p>0.191513639495331</text:p>
          </table:table-cell>
          <table:table-cell table:style-name="ce32" table:formula="of:=[.Q3]/1.1" office:value-type="float" office:value="0.174103308632119" calcext:value-type="float">
            <text:p>0.174103308632119</text:p>
          </table:table-cell>
          <table:table-cell table:style-name="ce32" table:formula="of:=[.R3]/1.1" office:value-type="float" office:value="0.158275735120108" calcext:value-type="float">
            <text:p>0.158275735120108</text:p>
          </table:table-cell>
          <table:table-cell table:style-name="ce32" table:formula="of:=[.S3]/1.1" office:value-type="float" office:value="0.143887031927371" calcext:value-type="float">
            <text:p>0.143887031927371</text:p>
          </table:table-cell>
          <table:table-cell table:style-name="ce32" table:formula="of:=[.T3]/1.1" office:value-type="float" office:value="0.130806392661246" calcext:value-type="float">
            <text:p>0.130806392661246</text:p>
          </table:table-cell>
          <table:table-cell table:style-name="ce32" table:formula="of:=[.U3]/1.1" office:value-type="float" office:value="0.118914902419315" calcext:value-type="float">
            <text:p>0.118914902419315</text:p>
          </table:table-cell>
          <table:table-cell table:style-name="ce32" table:formula="of:=[.V3]/1.1" office:value-type="float" office:value="0.108104456744832" calcext:value-type="float">
            <text:p>0.108104456744832</text:p>
          </table:table-cell>
          <table:table-cell table:style-name="ce32" table:formula="of:=[.W3]/1.1" office:value-type="float" office:value="0.0982767788589378" calcext:value-type="float">
            <text:p>0.0982767788589378</text:p>
          </table:table-cell>
          <table:table-cell table:style-name="ce32" table:formula="of:=[.X3]/1.1" office:value-type="float" office:value="0.089342526235398" calcext:value-type="float">
            <text:p>0.089342526235398</text:p>
          </table:table-cell>
          <table:table-cell table:style-name="ce32" table:formula="of:=[.Y3]/1.1" office:value-type="float" office:value="0.0812204783958164" calcext:value-type="float">
            <text:p>0.0812204783958164</text:p>
          </table:table-cell>
          <table:table-cell table:style-name="ce32" table:formula="of:=[.Z3]/1.1" office:value-type="float" office:value="0.0738367985416513" calcext:value-type="float">
            <text:p>0.0738367985416513</text:p>
          </table:table-cell>
          <table:table-cell table:style-name="ce32" table:formula="of:=[.AA3]/1.1" office:value-type="float" office:value="0.067124362310592" calcext:value-type="float">
            <text:p>0.067124362310592</text:p>
          </table:table-cell>
          <table:table-cell table:style-name="ce32" table:formula="of:=[.AB3]/1.1" office:value-type="float" office:value="0.0610221475550837" calcext:value-type="float">
            <text:p>0.0610221475550837</text:p>
          </table:table-cell>
          <table:table-cell table:style-name="ce32" table:formula="of:=[.AC3]/1.1" office:value-type="float" office:value="0.0554746795955306" calcext:value-type="float">
            <text:p>0.0554746795955306</text:p>
          </table:table-cell>
          <table:table-cell table:style-name="ce32" table:formula="of:=[.AD3]/1.1" office:value-type="float" office:value="0.0504315269050278" calcext:value-type="float">
            <text:p>0.0504315269050278</text:p>
          </table:table-cell>
          <table:table-cell table:style-name="ce32" table:formula="of:=[.AE3]/1.1" office:value-type="float" office:value="0.0458468426409344" calcext:value-type="float">
            <text:p>0.045846842640934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7" table:style-name="ce32" office:value-type="float" office:value="0.01" calcext:value-type="float">
            <text:p>0.01</text:p>
          </table:table-cell>
          <table:table-cell table:number-columns-repeated="16347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49"/>
        <table:table-column table:style-name="co17" table:default-cell-style-name="ce49"/>
        <table:table-column table:style-name="co5" table:number-columns-repeated="16382" table:default-cell-style-name="ce49"/>
        <table:table-row table:style-name="ro1">
          <table:table-cell/>
          <table:table-cell table:style-name="ce51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51" office:value-type="string" calcext:value-type="string">
            <text:p>x(t)</text:p>
          </table:table-cell>
          <table:table-cell table:style-name="ce51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51" office:value-type="string" calcext:value-type="string">
            <text:p>dx/dt</text:p>
          </table:table-cell>
          <table:table-cell table:style-name="ce51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4" table:default-cell-style-name="ce49"/>
        <table:table-column table:style-name="co5" table:default-cell-style-name="ce49"/>
        <table:table-column table:style-name="co1" table:number-columns-repeated="2" table:default-cell-style-name="ce49"/>
        <table:table-column table:style-name="co5" table:number-columns-repeated="16367" table:default-cell-style-name="ce49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1"/>
        </table:table-row>
        <table:table-row table:style-name="ro1">
          <table:table-cell table:style-name="ce51" office:value-type="string" calcext:value-type="string">
            <text:p>q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0.6" calcext:value-type="float">
            <text:p>0.6</text:p>
          </table:table-cell>
          <table:table-cell table:number-columns-repeated="3" table:style-name="ce51" office:value-type="float" office:value="0.5" calcext:value-type="float">
            <text:p>0.5</text:p>
          </table:table-cell>
          <table:table-cell table:number-columns-repeated="2" table:style-name="ce51" office:value-type="float" office:value="0.2" calcext:value-type="float">
            <text:p>0.2</text:p>
          </table:table-cell>
          <table:table-cell table:number-columns-repeated="6" table:style-name="ce51" office:value-type="float" office:value="0.4" calcext:value-type="float">
            <text:p>0.4</text:p>
          </table:table-cell>
          <table:table-cell table:style-name="ce51" office:value-type="float" office:value="0.2" calcext:value-type="float">
            <text:p>0.2</text:p>
          </table:table-cell>
          <table:table-cell table:number-columns-repeated="2" table:style-name="ce51" office:value-type="float" office:value="0.4" calcext:value-type="float">
            <text:p>0.4</text:p>
          </table:table-cell>
          <table:table-cell table:number-columns-repeated="16366"/>
        </table:table-row>
        <table:table-row table:style-name="ro1">
          <table:table-cell table:style-name="ce51" office:value-type="string" calcext:value-type="string">
            <text:p>dq0</text:p>
          </table:table-cell>
          <table:table-cell table:number-columns-repeated="17" table:style-name="ce51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51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9"/>
        <table:table-row table:style-name="ro1">
          <table:table-cell table:style-name="ce29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style-name="Default" table:number-columns-repeated="153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025" calcext:value-type="float">
            <text:p>0.025</text:p>
          </table:table-cell>
          <table:table-cell table:style-name="ce51" office:value-type="float" office:value="0.01" calcext:value-type="float">
            <text:p>0.01</text:p>
          </table:table-cell>
          <table:table-cell table:number-columns-repeated="2" table:style-name="ce51" office:value-type="float" office:value="0.08" calcext:value-type="float">
            <text:p>0.08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51" office:value-type="float" office:value="0.15" calcext:value-type="float">
            <text:p>0.15</text:p>
          </table:table-cell>
          <table:table-cell table:style-name="ce51" office:value-type="float" office:value="0.04" calcext:value-type="float">
            <text:p>0.0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0.122" calcext:value-type="float">
            <text:p>0.122</text:p>
          </table:table-cell>
          <table:table-cell table:number-columns-repeated="3" table:style-name="ce51" office:value-type="float" office:value="0.01" calcext:value-type="float">
            <text:p>0.01</text:p>
          </table:table-cell>
          <table:table-cell table:number-columns-repeated="3" table:style-name="ce51" office:value-type="float" office:value="0.001" calcext:value-type="float">
            <text:p>0.001</text:p>
          </table:table-cell>
          <table:table-cell table:style-name="ce51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table:number-columns-repeated="3"/>
          <table:table-cell table:number-columns-repeated="16361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7"/>
          <table:table-cell table:style-name="ce51" table:number-columns-repeated="17"/>
          <table:table-cell table:number-columns-repeated="1636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4" table:default-cell-style-name="Default"/>
        <table:table-row table:style-name="ro4"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9" table:style-name="ce51" office:value-type="float" office:value="0" calcext:value-type="float">
            <text:p>0</text:p>
          </table:table-cell>
          <table:table-cell table:style-name="ce51" office:value-type="float" office:value="0.122" calcext:value-type="float">
            <text:p>0.122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5:09:58.9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2-03T15:10:40.173000000</dc:date>
    <meta:editing-cycles>357</meta:editing-cycles>
    <meta:editing-duration>P1DT11H18M26S</meta:editing-duration>
    <meta:document-statistic meta:table-count="10" meta:cell-count="1362" meta:object-count="0"/>
  </office:meta>
</office:document-meta>
</file>